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うじょ
「あ・・・で、でもさ、地面を掘る道具が
　無いでしょ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だから、いったん家に戻ろうよ・・・（もじもじっ）」</text:p>
          </table:table-cell>
          <table:table-cell table:number-columns-repeated="1023"/>
        </table:table-row>
        <table:table-row>
          <table:table-cell table:style-name="ce0" office:value-type="string">
            <text:p>少年
「じゃじゃーん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そう来ると思って、実はスコップ持って
　来たんだ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え、ぅ・・・そ、そうなんだ・・・・（そわそわっ）」</text:p>
          </table:table-cell>
          <table:table-cell table:number-columns-repeated="1023"/>
        </table:table-row>
        <table:table-row>
          <table:table-cell table:style-name="ce0" office:value-type="string">
            <text:p>少年
「ん？　なにもじもじしてんの？」</text:p>
          </table:table-cell>
          <table:table-cell table:number-columns-repeated="1023"/>
        </table:table-row>
        <table:table-row>
          <table:table-cell table:style-name="ce0" office:value-type="string">
            <text:p>少年
「もしかして、小便でもしたいん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ばっ、ち、ちがうもん！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そ、その・・・早く亡霊に会いたくてうずうず
　してるのっ！！」</text:p>
          </table:table-cell>
          <table:table-cell table:number-columns-repeated="1023"/>
        </table:table-row>
        <table:table-row>
          <table:table-cell table:style-name="ce0" office:value-type="string">
            <text:p>少年
「なんだよ、さっきは信じてなかったくせに・・・」</text:p>
          </table:table-cell>
          <table:table-cell table:number-columns-repeated="1023"/>
        </table:table-row>
        <table:table-row>
          <table:table-cell table:style-name="ce0" office:value-type="string">
            <text:p>少年
「まあいいや、行こうぜ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あうぅ・・・おしっこしたいよぉ・・・っ）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でも、今戻ったら、逃げたって思われちゃう
　・・・）」</text:p>
          </table:table-cell>
          <table:table-cell table:number-columns-repeated="1023"/>
        </table:table-row>
        <table:table-row>
          <table:table-cell table:style-name="ce0" office:value-type="string">
            <text:p>少年
「早く行こうぜ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